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61">
      <style:table-cell-properties fo:border="0.06pt solid #000000"/>
    </style:style>
    <style:style style:name="ce13" style:family="table-cell" style:parent-style-name="Default" style:data-style-name="N61"/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72.1pt" svg:y="14.12pt">
            <draw:object draw:notify-on-update-of-ranges="Sheet1.B4:Sheet1.B13 Sheet1.C3:Sheet1.C3 Sheet1.C4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ce8"/>
        <table:table-row table:style-name="ro1">
          <table:table-cell/>
          <table:table-cell table:style-name="ce2"/>
          <table:table-cell table:style-name="ce7" table:number-columns-repeated="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AX_WIDTH_PEAK</text:p>
          </table:table-cell>
          <table:covered-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Temps(ms)</text:p>
          </table:table-cell>
          <table:table-cell table:style-name="ce4" office:value-type="string" calcext:value-type="string">
            <text:p>g(R,C)</text:p>
          </table:table-cell>
        </table:table-row>
        <table:table-row table:style-name="ro1">
          <table:table-cell/>
          <table:table-cell office:value-type="float" office:value="10" calcext:value-type="float">
            <text:p>1.00E+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0" calcext:value-type="float">
            <text:p>1.00E+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00" calcext:value-type="float">
            <text:p>1.00E+0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000" calcext:value-type="float">
            <text:p>1.00E+0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0000" calcext:value-type="float">
            <text:p>1.00E+0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00000" calcext:value-type="float">
            <text:p>1.00E+06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5000000" calcext:value-type="float">
            <text:p>5.00E+06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000000" calcext:value-type="float">
            <text:p>1.00E+07</text:p>
          </table:table-cell>
          <table:table-cell office:value-type="float" office:value="483" calcext:value-type="float">
            <text:p>4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0000000" calcext:value-type="float">
            <text:p>5.00E+07</text:p>
          </table:table-cell>
          <table:table-cell office:value-type="float" office:value="2067" calcext:value-type="float">
            <text:p>20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0000000" calcext:value-type="float">
            <text:p>1.00E+08</text:p>
          </table:table-cell>
          <table:table-cell office:value-type="float" office:value="4057" calcext:value-type="float">
            <text:p>40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13"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4" table:number-rows-spanned="6">
            <text:p><text:span text:style-name="T1">NB</text:span> : Le temps mesuré est le temps de que met l’automate à trouver le plus large pique. Le temps de création de l’automate est négligeable et le temps de traduction de l’input est ignoré</text:p>
          </table:table-cell>
          <table:covered-table-cell table:style-name="ce13"/>
          <table:covered-table-cell table:number-columns-repeated="2" table:style-name="Default"/>
        </table:table-row>
        <table:table-row table:style-name="ro1">
          <table:covered-table-cell/>
          <table:covered-table-cell table:number-columns-repeated="3" table:style-name="Default"/>
        </table:table-row>
        <table:table-row table:style-name="ro1">
          <table:covered-table-cell/>
          <table:covered-table-cell table:number-columns-repeated="3" table:style-name="Default"/>
        </table:table-row>
        <table:table-row table:style-name="ro1">
          <table:covered-table-cell/>
          <table:covered-table-cell table:number-columns-repeated="3" table:style-name="Default"/>
        </table:table-row>
        <table:table-row table:style-name="ro1">
          <table:covered-table-cell/>
          <table:covered-table-cell table:number-columns-repeated="3" table:style-name="Default"/>
        </table:table-row>
        <table:table-row table:style-name="ro1">
          <table:covered-table-cell/>
          <table:covered-table-cell table:number-columns-repeated="3" table:style-name="Default"/>
        </table:table-row>
      </table:table>
      <table:table table:name="Sheet2" table:style-name="ta1">
        <table:shapes>
          <draw:frame draw:z-index="0" draw:style-name="gr1" draw:text-style-name="P1" svg:width="453.51pt" svg:height="255.09pt" svg:x="313.46pt" svg:y="24.66pt">
            <draw:object draw:notify-on-update-of-ranges="Sheet2.B3:Sheet2.B3 Sheet2.B4:Sheet2.B13 Sheet2.C3:Sheet2.C3 Sheet2.C4:Sheet2.C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ce8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AX_WIDTH_PEAK</text:p>
          </table:table-cell>
          <table:covered-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Temps(ms)</text:p>
          </table:table-cell>
          <table:table-cell table:style-name="ce4" office:value-type="string" calcext:value-type="string">
            <text:p>g(R,C)</text:p>
          </table:table-cell>
        </table:table-row>
        <table:table-row table:style-name="ro1">
          <table:table-cell/>
          <table:table-cell office:value-type="float" office:value="10" calcext:value-type="float">
            <text:p>1.00E+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0" calcext:value-type="float">
            <text:p>1.00E+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00" calcext:value-type="float">
            <text:p>1.00E+0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000" calcext:value-type="float">
            <text:p>1.00E+0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0000" calcext:value-type="float">
            <text:p>1.00E+0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00000" calcext:value-type="float">
            <text:p>1.00E+06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5000000" calcext:value-type="float">
            <text:p>5.00E+06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000000" calcext:value-type="float">
            <text:p>1.00E+07</text:p>
          </table:table-cell>
          <table:table-cell office:value-type="float" office:value="483" calcext:value-type="float">
            <text:p>4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0000000" calcext:value-type="float">
            <text:p>5.00E+07</text:p>
          </table:table-cell>
          <table:table-cell office:value-type="float" office:value="2067" calcext:value-type="float">
            <text:p>20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0000000" calcext:value-type="float">
            <text:p>1.00E+08</text:p>
          </table:table-cell>
          <table:table-cell office:value-type="float" office:value="4057" calcext:value-type="float">
            <text:p>4057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 style:data-style-name="N2" text:time-value="16:12:25.762214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5:12:19.830751564</meta:creation-date>
    <dc:date>2019-11-23T16:16:57.941349834</dc:date>
    <meta:editing-duration>PT14M42S</meta:editing-duration>
    <meta:editing-cycles>8</meta:editing-cycles>
    <meta:generator>LibreOffice/6.1.6.3$Linux_X86_64 LibreOffice_project/10$Build-3</meta:generator>
    <meta:document-statistic meta:table-count="2" meta:cell-count="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2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535cm" svg:y="0.318cm" chart:style-name="ch2">
          <text:p>Temps de calcul en fonction de la taille du jeu </text:p>
        </chart:title>
        <chart:legend svg:x="8.156cm" svg:y="1.737cm" style:legend-expansion="custom" chartooo:width="4.124cm" chartooo:height="1.096cm" style:legend-expansion-aspect-ratio="3.76277372262774" chart:style-name="ch3"/>
        <chart:plot-area chart:style-name="ch4" table:cell-range-address="Sheet1.B4:Sheet1.C13 Sheet1.C3:Sheet1.C3" chart:data-source-has-labels="row" svg:x="0.504cm" svg:y="1.275cm" svg:width="13.048cm" svg:height="7.544cm">
          <chartooo:coordinate-region svg:x="1.496cm" svg:y="1.474cm" svg:width="11.313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C4:Sheet1.C13" chart:label-cell-address="Sheet1.C3:Sheet1.C3" chart:class="chart:scatter">
            <chart:domain table:cell-range-address="Sheet1.B4:Sheet1.B13"/>
            <chart:regression-curve chart:style-name="ch9">
              <chart:equation chart:display-equation="true" chart:display-r-square="true" svg:x="1.946cm" svg:y="1.696cm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emps(ms)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4:Sheet1.B13</svg:desc>
                </draw:g>
              </table:table-cell>
              <table:table-cell office:value-type="float" office:value="0">
                <text:p>0</text:p>
                <draw:g>
                  <svg:desc>Sheet1.C4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0">
                <text:p>50000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">
                <text:p>1000000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00">
                <text:p>50000000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0">
                <text:p>100000000</text:p>
              </table:table-cell>
              <table:table-cell office:value-type="float" office:value="4057">
                <text:p>4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2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122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66cm" svg:y="3.952cm" style:legend-expansion="high" chart:style-name="ch2"/>
        <chart:plot-area chart:style-name="ch3" table:cell-range-address="Sheet2.B3:Sheet2.C13" chart:data-source-has-labels="row" svg:x="0.32cm" svg:y="0.18cm" svg:width="11.026cm" svg:height="8.64cm">
          <chartooo:coordinate-region svg:x="1.312cm" svg:y="0.379cm" svg:width="9.29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4:Sheet2.C13" chart:label-cell-address="Sheet2.C3:Sheet2.C3" chart:class="chart:scatter">
            <chart:domain table:cell-range-address="Sheet2.B4:Sheet2.B13"/>
            <chart:regression-curve chart:style-name="ch8">
              <chart:equation chart:display-equation="true" chart:display-r-square="true" chart:style-name="ch9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emps(ms)</text:p>
                <draw:g>
                  <svg:desc>Sheet2.C3:Sheet2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B4:Sheet2.B13</svg:desc>
                </draw:g>
              </table:table-cell>
              <table:table-cell office:value-type="float" office:value="0">
                <text:p>0</text:p>
                <draw:g>
                  <svg:desc>Sheet2.C4:Sheet2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0">
                <text:p>50000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">
                <text:p>1000000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00">
                <text:p>50000000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0">
                <text:p>100000000</text:p>
              </table:table-cell>
              <table:table-cell office:value-type="float" office:value="4057">
                <text:p>40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